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3.36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416.6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39.6pt"/>
    </style:style>
    <style:style style:name="co6" style:family="table-column">
      <style:table-column-properties fo:break-before="auto" style:column-width="248.66pt"/>
    </style:style>
    <style:style style:name="co7" style:family="table-column">
      <style:table-column-properties fo:break-before="auto" style:column-width="397.25pt"/>
    </style:style>
    <style:style style:name="co8" style:family="table-column">
      <style:table-column-properties fo:break-before="auto" style:column-width="38.21pt"/>
    </style:style>
    <style:style style:name="co9" style:family="table-column">
      <style:table-column-properties fo:break-before="auto" style:column-width="145.84pt"/>
    </style:style>
    <style:style style:name="co10" style:family="table-column">
      <style:table-column-properties fo:break-before="auto" style:column-width="604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1-Termos">
      <style:table-properties table:display="true" style:writing-mode="lr-tb"/>
    </style:style>
    <style:style style:name="ta2" style:family="table" style:master-page-name="PageStyle_5f_T2-Métricas">
      <style:table-properties table:display="true" style:writing-mode="lr-tb"/>
    </style:style>
    <style:style style:name="ta3" style:family="table" style:master-page-name="PageStyle_5f_T3-Teste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1-Term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Sigla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rege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Probability</text:p>
          </table:table-cell>
          <table:table-cell table:style-name="ce4" office:value-type="string" calcext:value-type="string">
            <text:p>(probability)|(probabilidades?)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Probability Distributions</text:p>
          </table:table-cell>
          <table:table-cell table:style-name="ce3" office:value-type="string" calcext:value-type="string">
            <text:p>((?:(?:hiper)?exponential|(?:Log[\s–−-]*)?normal|Gaussian|Weibull|binomial|bernolli|poisson|pareto)[\s–−-]+distribution)|(distribui[çc][ãa]o[\s–−-]+(?:(?:hiper)?exponencial|(?:log[\s–−-]*)?normal|Gaussiana|Weibull|binomial|bernolli|poisson|pareto))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 office:value-type="string" calcext:value-type="string">
            <text:p>COR</text:p>
          </table:table-cell>
          <table:table-cell table:style-name="ce4" office:value-type="string" calcext:value-type="string">
            <text:p>Correlation</text:p>
          </table:table-cell>
          <table:table-cell table:style-name="ce2" office:value-type="string" calcext:value-type="string">
            <text:p>(correlation[\s–−-]*(?:coefficients?)?)|((?:coeficientes?[\s–−-]+de)?[\s–−-]*correla[cç][ãa]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AR</text:p>
          </table:table-cell>
          <table:table-cell table:style-name="ce4" office:value-type="string" calcext:value-type="string">
            <text:p>Variance</text:p>
          </table:table-cell>
          <table:table-cell table:style-name="ce2" office:value-type="string" calcext:value-type="string">
            <text:p>((?:co)?variance)|((?:co)?vari[âa]nci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HIST</text:p>
          </table:table-cell>
          <table:table-cell table:style-name="ce4" office:value-type="string" calcext:value-type="string">
            <text:p>Histogram</text:p>
          </table:table-cell>
          <table:table-cell table:style-name="ce6" office:value-type="string" calcext:value-type="string">
            <text:p>(histograma?s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AN</text:p>
          </table:table-cell>
          <table:table-cell table:style-name="ce5" office:value-type="string" calcext:value-type="string">
            <text:p>Mean</text:p>
          </table:table-cell>
          <table:table-cell table:style-name="ce2" office:value-type="string" calcext:value-type="string">
            <text:p>\b(mean|averages?|médias?)\b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\b(mode|moda)\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TLE</text:p>
          </table:table-cell>
          <table:table-cell table:style-name="ce2" office:value-type="string" calcext:value-type="string">
            <text:p>Quantiles</text:p>
          </table:table-cell>
          <table:table-cell table:style-name="ce2" office:value-type="string" calcext:value-type="string">
            <text:p>((?:inter[\s–−-]*)?quartile|percentile|decile|quantile|iqr)|((?:inter[\s–−-]*)?quartil|percentil|decil|quantil|iiq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standard deviation</text:p>
          </table:table-cell>
          <table:table-cell table:style-name="ce2" office:value-type="string" calcext:value-type="string">
            <text:p>(standard[\s–−-]+deviation)|(desvios?[\s–−-]+padr[ãa]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</text:p>
          </table:table-cell>
          <table:table-cell table:style-name="ce2" office:value-type="string" calcext:value-type="string">
            <text:p>uniformity</text:p>
          </table:table-cell>
          <table:table-cell table:style-name="ce2" office:value-type="string" calcext:value-type="string">
            <text:p>(homogeneity|uniformity)|(homogeneidade|uniformidad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lier</text:p>
          </table:table-cell>
          <table:table-cell table:style-name="ce2" office:value-type="string" calcext:value-type="string">
            <text:p>\b(outlier|discrepante|at[íi]pico)s?\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V</text:p>
          </table:table-cell>
          <table:table-cell table:style-name="ce2" office:value-type="string" calcext:value-type="string">
            <text:p>coefficient of variation</text:p>
          </table:table-cell>
          <table:table-cell table:style-name="ce2" office:value-type="string" calcext:value-type="string">
            <text:p>(coefficients?[\s–−-]+of[\s–−-]+variation)|(coeficientes?[\s–−-]+de[\s–−-]+varia[çc][ãa]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KEW</text:p>
          </table:table-cell>
          <table:table-cell table:style-name="ce2" office:value-type="string" calcext:value-type="string">
            <text:p>skewness</text:p>
          </table:table-cell>
          <table:table-cell table:style-name="ce2" office:value-type="string" calcext:value-type="string">
            <text:p>(skewness)|(assimetria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URT</text:p>
          </table:table-cell>
          <table:table-cell table:style-name="ce2" office:value-type="string" calcext:value-type="string">
            <text:p>kurtosis</text:p>
          </table:table-cell>
          <table:table-cell table:style-name="ce2" office:value-type="string" calcext:value-type="string">
            <text:p>(kurtosis|Mesokurtic|Leptokurtic|Platykurtic)|(curtose|(?:(?:meso|lepto|plati)(?:c[úu]rtica)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VIZ</text:p>
          </table:table-cell>
          <table:table-cell table:style-name="ce2" office:value-type="string" calcext:value-type="string">
            <text:p>Data Visualization</text:p>
          </table:table-cell>
          <table:table-cell table:style-name="ce2" office:value-type="string" calcext:value-type="string">
            <text:p>\b(plot|graph(?:ic)?|chart|gr[áa]fico|diagrama)s?\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RBL</text:p>
          </table:table-cell>
          <table:table-cell table:style-name="ce2" office:value-type="string" calcext:value-type="string">
            <text:p>Variables</text:p>
          </table:table-cell>
          <table:table-cell table:style-name="ce2" office:value-type="string" calcext:value-type="string">
            <text:p>(((:?in)?dependent|categorical|response)[\s–−-]+variables?)|(vari[áa]ve(?:l|is)[\s–−-]+((:?in)?dependente|categ[óo]rica|(:?de[\s–−-]+)?resposta)s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XP</text:p>
          </table:table-cell>
          <table:table-cell table:style-name="ce2" office:value-type="string" calcext:value-type="string">
            <text:p>Experimentation</text:p>
          </table:table-cell>
          <table:table-cell table:style-name="ce2" office:value-type="string" calcext:value-type="string">
            <text:p>(study|studies|experimento?s?|estudos?|experimenta(?:r|is|l|[cç][aã]o)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ND</text:p>
          </table:table-cell>
          <table:table-cell table:style-name="ce2" office:value-type="string" calcext:value-type="string">
            <text:p>Random</text:p>
          </table:table-cell>
          <table:table-cell table:style-name="ce2" office:value-type="string" calcext:value-type="string">
            <text:p>(random(?![\s–−-]*(?:memory|access)))|((?!acessos?[\s–−-]*)aleat[óo]ri[oa](?:s|mente)?)|(aleatoriedade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P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(sampling|sample)|(amostra(?:gem|s)?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C</text:p>
          </table:table-cell>
          <table:table-cell table:style-name="ce2" office:value-type="string" calcext:value-type="string">
            <text:p>Monte Carlo Methods</text:p>
          </table:table-cell>
          <table:table-cell table:style-name="ce2" office:value-type="string" calcext:value-type="string">
            <text:p>(monte[\s–−-]+carlo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CA</text:p>
          </table:table-cell>
          <table:table-cell table:style-name="ce2" office:value-type="string" calcext:value-type="string">
            <text:p>Principal component analysis</text:p>
          </table:table-cell>
          <table:table-cell table:style-name="ce2" office:value-type="string" calcext:value-type="string">
            <text:p>(\bpca\b|Principal[\s–−-]+component[\s–−-]+analysis)|(An[áa]lise[\s–−-]+de[\s–−-]+componentes[\s–−-]+principais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G</text:p>
          </table:table-cell>
          <table:table-cell table:style-name="ce2" office:value-type="string" calcext:value-type="string">
            <text:p>Regression methods</text:p>
          </table:table-cell>
          <table:table-cell table:style-name="ce2" office:value-type="string" calcext:value-type="string">
            <text:p>(regression)|(regress[ãa]o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2-Métricas" table:style-name="ta2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21" table:default-cell-style-name="Default"/>
        <table:table-row table:style-name="ro1">
          <table:table-cell table:style-name="ce8" office:value-type="string" calcext:value-type="string">
            <text:p>Sigla</text:p>
          </table:table-cell>
          <table:table-cell table:style-name="ce10" office:value-type="string" calcext:value-type="string">
            <text:p>desc</text:p>
          </table:table-cell>
          <table:table-cell table:style-name="ce11" office:value-type="string" calcext:value-type="string">
            <text:p>regex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BW</text:p>
          </table:table-cell>
          <table:table-cell table:style-name="ce9" office:value-type="string" calcext:value-type="string">
            <text:p>bandwidth</text:p>
          </table:table-cell>
          <table:table-cell table:style-name="ce12" office:value-type="string" calcext:value-type="string">
            <text:p>(bandwidth)|(largura[\s–−-]+de[\s–−-]+banda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BPS</text:p>
          </table:table-cell>
          <table:table-cell table:style-name="ce9" office:value-type="string" calcext:value-type="string">
            <text:p>bits per second</text:p>
          </table:table-cell>
          <table:table-cell table:style-name="ce9" office:value-type="string" calcext:value-type="string">
            <text:p>((?:[kmgtp](?:i)?)?b(its|ytes)?(?:/s(?:ec|econds?|eg|egundos?)?|ps)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OBERR</text:p>
          </table:table-cell>
          <table:table-cell table:style-name="ce9" office:value-type="string" calcext:value-type="string">
            <text:p>Observational error</text:p>
          </table:table-cell>
          <table:table-cell table:style-name="ce9" office:value-type="string" calcext:value-type="string">
            <text:p>(accuracy|precision)|(acur[áa]cia|precis[ãa]o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EFF</text:p>
          </table:table-cell>
          <table:table-cell table:style-name="ce9" office:value-type="string" calcext:value-type="string">
            <text:p>efficiency</text:p>
          </table:table-cell>
          <table:table-cell table:style-name="ce9" office:value-type="string" calcext:value-type="string">
            <text:p>(efficiency)|(efici[êe]ncia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TTF</text:p>
          </table:table-cell>
          <table:table-cell table:style-name="ce9" office:value-type="string" calcext:value-type="string">
            <text:p>mean time between failures | Mean Time To Failure</text:p>
          </table:table-cell>
          <table:table-cell table:style-name="ce9" office:value-type="string" calcext:value-type="string">
            <text:p>(mean[\s–−-]+time[\s–−-]+(?:between|to)[\s–−-]+failure|mttf|mtbf)|(tempo[\s–−-]+m[ée]dio[\s–−-]+(?:entre|para|at[ée])[\s–−-]+falhas?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MTTR</text:p>
          </table:table-cell>
          <table:table-cell table:style-name="ce9" office:value-type="string" calcext:value-type="string">
            <text:p>mean time to recovery|restoration</text:p>
          </table:table-cell>
          <table:table-cell table:style-name="ce9" office:value-type="string" calcext:value-type="string">
            <text:p>(mean[\s–−-]+time[\s–−-]+to[\s–−-]+(?:recovery|restoration)|mttr)|(tempo[\s–−-]+m[ée]dio[\s–−-]+(?:de|para|at[ée])(?:[\s–−-]+a)?[\s–−-]+(?:recupera[çc][ãa]o|restaura[çc][ãa]o)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FLOPS</text:p>
          </table:table-cell>
          <table:table-cell table:style-name="ce9" office:value-type="string" calcext:value-type="string">
            <text:p>MFLOPS</text:p>
          </table:table-cell>
          <table:table-cell table:style-name="ce9" office:value-type="string" calcext:value-type="string">
            <text:p>([mgtp]flops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IPS</text:p>
          </table:table-cell>
          <table:table-cell table:style-name="ce9" office:value-type="string" calcext:value-type="string">
            <text:p>MIPS | DIPS | WIPS</text:p>
          </table:table-cell>
          <table:table-cell table:style-name="ce9" office:value-type="string" calcext:value-type="string">
            <text:p>([mdw]ips)</text:p>
          </table:table-cell>
          <table:table-cell table:number-columns-repeated="1021"/>
        </table:table-row>
        <table:table-row table:style-name="ro1">
          <table:table-cell table:number-columns-repeated="2" table:style-name="ce9" office:value-type="string" calcext:value-type="string">
            <text:p>IOPS</text:p>
          </table:table-cell>
          <table:table-cell table:style-name="ce9" office:value-type="string" calcext:value-type="string">
            <text:p>(\bIOPS\b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NNOPS</text:p>
          </table:table-cell>
          <table:table-cell table:style-name="ce9" office:value-type="string" calcext:value-type="string">
            <text:p>NPU OPS</text:p>
          </table:table-cell>
          <table:table-cell table:style-name="ce9" office:value-type="string" calcext:value-type="string">
            <text:p>(\b[gtp]ops\b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TPUT</text:p>
          </table:table-cell>
          <table:table-cell table:style-name="ce9" office:value-type="string" calcext:value-type="string">
            <text:p>throughput</text:p>
          </table:table-cell>
          <table:table-cell table:style-name="ce9" office:value-type="string" calcext:value-type="string">
            <text:p>(throughput)|(vaz[ãa]o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Timming metrics</text:p>
          </table:table-cell>
          <table:table-cell table:style-name="ce9" office:value-type="string" calcext:value-type="string">
            <text:p>((?:processing|execution|response|cpu|idle|completion|computing|communications?)[\s–−-]+times?)|(tempos?[\s–−-]+de[\s–−-]+(?:processamento|execu[çc][ãa]o|resposta|cpu|ocios(?:o|idade)|conclus[ãa]o|computa[çc][ãa]o|comunica[çc][ãa]o?)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RPS</text:p>
          </table:table-cell>
          <table:table-cell table:style-name="ce9" office:value-type="string" calcext:value-type="string">
            <text:p>requests per second</text:p>
          </table:table-cell>
          <table:table-cell table:style-name="ce9" office:value-type="string" calcext:value-type="string">
            <text:p>(\brps\b|requests[\s–−-]+per[\s–−-]+second)|(requisi[çc][õo]es[\s–−-]+por[\s–−-]+segundo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PPS</text:p>
          </table:table-cell>
          <table:table-cell table:style-name="ce9" office:value-type="string" calcext:value-type="string">
            <text:p>packets per second</text:p>
          </table:table-cell>
          <table:table-cell table:style-name="ce9" office:value-type="string" calcext:value-type="string">
            <text:p>(\bpps\b|packets[\s–−-]+per[\s–−-]+second)|(pacotes[\s–−-]+por[\s–−-]+segundo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TPS</text:p>
          </table:table-cell>
          <table:table-cell table:style-name="ce9" office:value-type="string" calcext:value-type="string">
            <text:p>Transactions Per Second</text:p>
          </table:table-cell>
          <table:table-cell table:style-name="ce9" office:value-type="string" calcext:value-type="string">
            <text:p>(\btps\b|transactions[\s–−-]+per[\s–−-]+second)|(transa[çc][õo]es[\s–−-]+por[\s–−-]+segundo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TIL</text:p>
          </table:table-cell>
          <table:table-cell table:style-name="ce9" office:value-type="string" calcext:value-type="string">
            <text:p>utilization</text:p>
          </table:table-cell>
          <table:table-cell table:style-name="ce9" office:value-type="string" calcext:value-type="string">
            <text:p>(utilization)|(utiliza[çc][ãa]o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VAIL</text:p>
          </table:table-cell>
          <table:table-cell table:style-name="ce9" office:value-type="string" calcext:value-type="string">
            <text:p>availability</text:p>
          </table:table-cell>
          <table:table-cell table:style-name="ce9" office:value-type="string" calcext:value-type="string">
            <text:p>(availability)|(disponibilidade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UPDWT</text:p>
          </table:table-cell>
          <table:table-cell table:style-name="ce9" office:value-type="string" calcext:value-type="string">
            <text:p>uptime | downtime</text:p>
          </table:table-cell>
          <table:table-cell table:style-name="ce9" office:value-type="string" calcext:value-type="string">
            <text:p>(uptime|downtime)|(tempo[\s–−-]+de[\s–−-]+(?:in)?atividade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LAT</text:p>
          </table:table-cell>
          <table:table-cell table:style-name="ce9" office:value-type="string" calcext:value-type="string">
            <text:p>latency</text:p>
          </table:table-cell>
          <table:table-cell table:style-name="ce9" office:value-type="string" calcext:value-type="string">
            <text:p>(latency)|(lat[êe]ncia)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SPDU</text:p>
          </table:table-cell>
          <table:table-cell table:style-name="ce9" office:value-type="string" calcext:value-type="string">
            <text:p>speedup</text:p>
          </table:table-cell>
          <table:table-cell table:style-name="ce9" office:value-type="string" calcext:value-type="string">
            <text:p>(speed.?ups?)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3-Teste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1021" table:default-cell-style-name="Default"/>
        <table:table-row table:style-name="ro1">
          <table:table-cell table:style-name="ce13" office:value-type="string" calcext:value-type="string">
            <text:p>Sigla</text:p>
          </table:table-cell>
          <table:table-cell table:style-name="ce13" office:value-type="string" calcext:value-type="string">
            <text:p>desc</text:p>
          </table:table-cell>
          <table:table-cell table:style-name="ce13" office:value-type="string" calcext:value-type="string">
            <text:p>regex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HT</text:p>
          </table:table-cell>
          <table:table-cell table:style-name="ce14" office:value-type="string" calcext:value-type="string">
            <text:p>statistical hypothesis test</text:p>
          </table:table-cell>
          <table:table-cell table:style-name="ce14" office:value-type="string" calcext:value-type="string">
            <text:p>((?:hypothes[ie]|statistical)s?[\s–−-]+(?:test|evaluation)s?)|((?:testes?)[\s–−-]+(?:de)?[\s–−-]+(?:hip[óo]tese|estat[íi]stico)s?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TTST</text:p>
          </table:table-cell>
          <table:table-cell table:style-name="ce14" office:value-type="string" calcext:value-type="string">
            <text:p>Student's t-test</text:p>
          </table:table-cell>
          <table:table-cell table:style-name="ce14" office:value-type="string" calcext:value-type="string">
            <text:p>((?:Student[\s'’–−-]*s[\s–−-]*)?\bt[\s–−-]+test)|(teste[\s–−-]+t\b(?:[\s–−-]+de[\s–−-]+Student)?|t[\s–−-]+student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ST</text:p>
          </table:table-cell>
          <table:table-cell table:style-name="ce14" office:value-type="string" calcext:value-type="string">
            <text:p>chi square test</text:p>
          </table:table-cell>
          <table:table-cell table:style-name="ce14" office:value-type="string" calcext:value-type="string">
            <text:p>(chi[\s–−-]+square)|((?:chi|qui)[\s–−-]+quadrado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FISH</text:p>
          </table:table-cell>
          <table:table-cell table:style-name="ce14" office:value-type="string" calcext:value-type="string">
            <text:p>Fisher's exact test</text:p>
          </table:table-cell>
          <table:table-cell table:style-name="ce14" office:value-type="string" calcext:value-type="string">
            <text:p>(Fisher(?:[\s'’–−-]*s)?(?:[\s'’–−-]+exact)?[\s'’–−-]+test)|(teste(?:[\s–−-]+exato)?(?:[\s–−-]+de)?[\s–−-]+Fisher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HKDT</text:p>
          </table:table-cell>
          <table:table-cell table:style-name="ce14" office:value-type="string" calcext:value-type="string">
            <text:p>Variance uniformity</text:p>
          </table:table-cell>
          <table:table-cell table:style-name="ce14" office:value-type="string" calcext:value-type="string">
            <text:p>((?:hom|heter)os[ck]edasticity)|((?:hom|heter)os?cedasticidade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LEVE</text:p>
          </table:table-cell>
          <table:table-cell table:style-name="ce14" office:value-type="string" calcext:value-type="string">
            <text:p>Levene's test</text:p>
          </table:table-cell>
          <table:table-cell table:style-name="ce14" office:value-type="string" calcext:value-type="string">
            <text:p>(Levene(?:[\s'’–−-]*s)?(?:[\s–−-]+test)?)|((?:teste[\s–−-]+de[\s–−-]+)?Levene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BART</text:p>
          </table:table-cell>
          <table:table-cell table:style-name="ce14" office:value-type="string" calcext:value-type="string">
            <text:p>Bartlett's test</text:p>
          </table:table-cell>
          <table:table-cell table:style-name="ce14" office:value-type="string" calcext:value-type="string">
            <text:p>(Bartlett(?:[\s'’–−-]*s)?(?:[\s–−-]+test)?)|((?:teste[\s–−-]+de[\s–−-]+)?Bartlett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SWT</text:p>
          </table:table-cell>
          <table:table-cell table:style-name="ce14" office:value-type="string" calcext:value-type="string">
            <text:p>Shapiro-Wilk test</text:p>
          </table:table-cell>
          <table:table-cell table:style-name="ce14" office:value-type="string" calcext:value-type="string">
            <text:p>(Shapiro[\s–−-]+Wilk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KSTST</text:p>
          </table:table-cell>
          <table:table-cell table:style-name="ce14" office:value-type="string" calcext:value-type="string">
            <text:p>Kolmogorov-Smirnov test</text:p>
          </table:table-cell>
          <table:table-cell table:style-name="ce14" office:value-type="string" calcext:value-type="string">
            <text:p>(Kolmogorov[\s–−-]+Smirnov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FTST</text:p>
          </table:table-cell>
          <table:table-cell table:style-name="ce14" office:value-type="string" calcext:value-type="string">
            <text:p>F-test</text:p>
          </table:table-cell>
          <table:table-cell table:style-name="ce14" office:value-type="string" calcext:value-type="string">
            <text:p>(\bF[\s–−-]+test)|(teste[\s–−-]+F\b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WSRT</text:p>
          </table:table-cell>
          <table:table-cell table:style-name="ce14" office:value-type="string" calcext:value-type="string">
            <text:p>Wilcoxon signed rank test</text:p>
          </table:table-cell>
          <table:table-cell table:style-name="ce14" office:value-type="string" calcext:value-type="string">
            <text:p>(Wilcoxon(?:[\s–−-]+signed[\s–−-]+rank)?(?:[\s–−-]+test)?)|(testes?[\s–−-]+(?:dos[\s–−-]+postos[\s–−-]+sinalizados[\s–−-]+)?de[\s–−-]+Wilcoxon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ANOVA</text:p>
          </table:table-cell>
          <table:table-cell table:style-name="ce14" office:value-type="string" calcext:value-type="string">
            <text:p>Analysis of variance</text:p>
          </table:table-cell>
          <table:table-cell table:style-name="ce14" office:value-type="string" calcext:value-type="string">
            <text:p>(\banova\b|analysis[\s–−-]+of[\s–−-]+variance)|(an[áa]lise[\s–−-]+de[\s–−-]+vari[âa]ncia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ZTST</text:p>
          </table:table-cell>
          <table:table-cell table:style-name="ce14" office:value-type="string" calcext:value-type="string">
            <text:p>Z-test</text:p>
          </table:table-cell>
          <table:table-cell table:style-name="ce14" office:value-type="string" calcext:value-type="string">
            <text:p>(\bZ[\s–−-]+test)|(teste[\s–−-]+Z\b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THSD</text:p>
          </table:table-cell>
          <table:table-cell table:style-name="ce14" office:value-type="string" calcext:value-type="string">
            <text:p>Tukey HSD</text:p>
          </table:table-cell>
          <table:table-cell table:style-name="ce14" office:value-type="string" calcext:value-type="string">
            <text:p>(Tukey(?:[\s'’–−-]+s)?[\s–−-]+(?:(?:HSD|range|honest(?:ly)?[\s–−-]+significan(?:ce|t)(?:[\s–−-]+difference)?)[\s–−-]+)?(?:test|method))|((?:teste|m[ée]todo)[\s–−-]+de[\s–−-]+Tukey(?:[\s–−-]*HSD)?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UTST</text:p>
          </table:table-cell>
          <table:table-cell table:style-name="ce14" office:value-type="string" calcext:value-type="string">
            <text:p>Mann-Whitney U-test</text:p>
          </table:table-cell>
          <table:table-cell table:style-name="ce14" office:value-type="string" calcext:value-type="string">
            <text:p>((?:(?:Mann[\s–−-]+Whitney(?:[\s–−-]+Wilcoxon)?)(?:[\s–−-]+U)?(?:[\s–−-]+tests?)?|(?:\bU[\s–−-]+)tests?)|Wilcoxon[\s–−-]+rank[\s–−-]+sum[\s–−-]+(?:tests?)?)|((?:(?:testes?[\s–−-]+)?(?:U[\s–−-]+)?(?:de(?:[\s–−-]+Wilcoxon)?[\s–−-]+Mann[\s–−-]+Whitney(?:[\s–−-]+Wilcoxon)?)|testes?(?:[\s–−-]+U\b))|(?:testes?[\s–−-]+da[\s–−-]+)?soma[\s–−-]+dos[\s–−-]+postos[\s–−-]+de[\s–−-]+Wilcoxon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KWTST</text:p>
          </table:table-cell>
          <table:table-cell table:style-name="ce14" office:value-type="string" calcext:value-type="string">
            <text:p>Kruskal Wallis test</text:p>
          </table:table-cell>
          <table:table-cell table:style-name="ce14" office:value-type="string" calcext:value-type="string">
            <text:p>(Kruskal[\s–−-]+Wallis(?:[\s–−-]+H)?(?:[\s–−-]+test)?)|((?:teste[\s–−-]+)?(?:H[\s–−-]+)?(?:de[\s–−-]+)?Kruskal[\s–−-]+Wallis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HYPT</text:p>
          </table:table-cell>
          <table:table-cell table:style-name="ce14" office:value-type="string" calcext:value-type="string">
            <text:p>Hypothesis</text:p>
          </table:table-cell>
          <table:table-cell table:style-name="ce14" office:value-type="string" calcext:value-type="string">
            <text:p>((?:alternative|null|\(?(?:h0|h1)\)?)[\s–−-]+hypothes[ie]s)|(hip[óo]teses?[\s–−-]+(?:alternativa|nula|\(?(?:h0|h1)\)?)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SL</text:p>
          </table:table-cell>
          <table:table-cell table:style-name="ce15" office:value-type="string" calcext:value-type="string">
            <text:p>significance and confidence levels</text:p>
          </table:table-cell>
          <table:table-cell table:style-name="ce14" office:value-type="string" calcext:value-type="string">
            <text:p>((?:significance|confidence)[\s–−-]+levels?)|(n[íi]ve(?:l|is)[\s–−-]+de[\s–−-]+(?:signific[âa]ncia|confian[çc]a)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CI</text:p>
          </table:table-cell>
          <table:table-cell table:style-name="ce14" office:value-type="string" calcext:value-type="string">
            <text:p>confidence interval</text:p>
          </table:table-cell>
          <table:table-cell table:style-name="ce14" office:value-type="string" calcext:value-type="string">
            <text:p>(confidence[\s–−-]+interval)|(intervalos?[\s–−-]+de[\s–−-]+confian[çc]a)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PVAL</text:p>
          </table:table-cell>
          <table:table-cell table:style-name="ce14" office:value-type="string" calcext:value-type="string">
            <text:p>p-value</text:p>
          </table:table-cell>
          <table:table-cell table:style-name="ce14" office:value-type="string" calcext:value-type="string">
            <text:p>\b(p[\s–−-]+values?|valor(?:es)?[\s–−-]+p|p[\s–−-]+valor(?:es)?)\b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1-Termos" style:display-name="PageStyle_T1-Term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2-Métricas" style:display-name="PageStyle_T2-Métric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3-Testes" style:display-name="PageStyle_T3-Tes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95" meta:object-count="0"/>
    <meta:generator>LibreOfficeDev/6.0.5.2$Linux_X86_64 LibreOffice_project/</meta:generator>
  </office:meta>
</office:document-meta>
</file>